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1e0dc03" officeooo:paragraph-rsid="01e3a80f" style:font-weight-asian="bold" style:font-weight-complex="bold"/>
    </style:style>
    <style:style style:name="P3" style:family="paragraph" style:parent-style-name="Text_20_body">
      <style:text-properties fo:font-weight="bold" officeooo:rsid="01eeb9da" officeooo:paragraph-rsid="01eeb9da" style:font-weight-asian="bold" style:font-weight-complex="bold"/>
    </style:style>
    <style:style style:name="P4" style:family="paragraph" style:parent-style-name="Text_20_body">
      <style:text-properties fo:font-weight="bold" officeooo:rsid="01f43f80" officeooo:paragraph-rsid="01f43f80" style:font-weight-asian="bold" style:font-weight-complex="bold"/>
    </style:style>
    <style:style style:name="P5" style:family="paragraph" style:parent-style-name="Text_20_body">
      <style:text-properties officeooo:paragraph-rsid="0136717d"/>
    </style:style>
    <style:style style:name="P6" style:family="paragraph" style:parent-style-name="Text_20_body">
      <style:text-properties officeooo:rsid="01784571" officeooo:paragraph-rsid="01784571"/>
    </style:style>
    <style:style style:name="P7" style:family="paragraph" style:parent-style-name="Text_20_body">
      <style:text-properties officeooo:paragraph-rsid="01e2afe5"/>
    </style:style>
    <style:style style:name="P8" style:family="paragraph" style:parent-style-name="Text_20_body">
      <style:text-properties officeooo:paragraph-rsid="01eeb9da"/>
    </style:style>
    <style:style style:name="P9" style:family="paragraph" style:parent-style-name="Text_20_body">
      <style:text-properties officeooo:paragraph-rsid="0159f874"/>
    </style:style>
    <style:style style:name="P10" style:family="paragraph" style:parent-style-name="Text_20_body">
      <style:text-properties officeooo:paragraph-rsid="01de846c"/>
    </style:style>
    <style:style style:name="P11" style:family="paragraph" style:parent-style-name="Text_20_body">
      <style:text-properties officeooo:rsid="01f43f80" officeooo:paragraph-rsid="01f43f80"/>
    </style:style>
    <style:style style:name="P12" style:family="paragraph" style:parent-style-name="Text_20_body">
      <style:text-properties officeooo:rsid="01ef4882" officeooo:paragraph-rsid="01f74718"/>
    </style:style>
    <style:style style:name="P13" style:family="paragraph" style:parent-style-name="Text_20_body">
      <style:text-properties officeooo:paragraph-rsid="01f49a4b"/>
    </style:style>
    <style:style style:name="P14" style:family="paragraph" style:parent-style-name="Text_20_body">
      <style:text-properties officeooo:paragraph-rsid="01f2a2b2"/>
    </style:style>
    <style:style style:name="P15" style:family="paragraph" style:parent-style-name="Text_20_body">
      <style:text-properties fo:font-weight="normal" officeooo:rsid="01f43f80" officeooo:paragraph-rsid="01f43f80" style:font-weight-asian="normal" style:font-weight-complex="normal"/>
    </style:style>
    <style:style style:name="P16" style:family="paragraph" style:parent-style-name="Text_20_body">
      <style:text-properties officeooo:rsid="01f49a4b" officeooo:paragraph-rsid="01f8175e"/>
    </style:style>
    <style:style style:name="P17" style:family="paragraph" style:parent-style-name="Text_20_body">
      <style:text-properties officeooo:rsid="01f8175e" officeooo:paragraph-rsid="01f8175e"/>
    </style:style>
    <style:style style:name="P18" style:family="paragraph" style:parent-style-name="Text_20_body">
      <style:text-properties officeooo:paragraph-rsid="01f74718"/>
    </style:style>
    <style:style style:name="P19" style:family="paragraph" style:parent-style-name="Text_20_body">
      <style:paragraph-properties>
        <style:tab-stops>
          <style:tab-stop style:position="3.413cm"/>
        </style:tab-stops>
      </style:paragraph-properties>
      <style:text-properties officeooo:rsid="01f8ca65" officeooo:paragraph-rsid="01f8ca65"/>
    </style:style>
    <style:style style:name="P20" style:family="paragraph" style:parent-style-name="Text_20_body">
      <style:paragraph-properties>
        <style:tab-stops>
          <style:tab-stop style:position="3.413cm"/>
        </style:tab-stops>
      </style:paragraph-properties>
      <style:text-properties officeooo:paragraph-rsid="01f8ca65"/>
    </style:style>
    <style:style style:name="P21" style:family="paragraph" style:parent-style-name="Text_20_body">
      <style:text-properties officeooo:paragraph-rsid="01f8ca65"/>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76f8f6" style:font-weight-asian="bold" style:font-weight-complex="bold"/>
    </style:style>
    <style:style style:name="T7" style:family="text">
      <style:text-properties fo:font-weight="bold" officeooo:rsid="01827b95" style:font-weight-asian="bold" style:font-weight-complex="bold"/>
    </style:style>
    <style:style style:name="T8" style:family="text">
      <style:text-properties fo:font-weight="bold" officeooo:rsid="01892d95" style:font-weight-asian="bold" style:font-weight-complex="bold"/>
    </style:style>
    <style:style style:name="T9" style:family="text">
      <style:text-properties fo:font-weight="bold" officeooo:rsid="019745fa" style:font-weight-asian="bold" style:font-weight-complex="bold"/>
    </style:style>
    <style:style style:name="T10" style:family="text">
      <style:text-properties fo:font-weight="bold" officeooo:rsid="017c1f14" style:font-weight-asian="bold" style:font-weight-complex="bold"/>
    </style:style>
    <style:style style:name="T11" style:family="text">
      <style:text-properties fo:font-weight="bold" officeooo:rsid="01a9d703" style:font-weight-asian="bold" style:font-weight-complex="bold"/>
    </style:style>
    <style:style style:name="T12" style:family="text">
      <style:text-properties fo:font-weight="bold" officeooo:rsid="01bb3fc4" style:font-weight-asian="bold" style:font-weight-complex="bold"/>
    </style:style>
    <style:style style:name="T13" style:family="text">
      <style:text-properties fo:font-weight="bold" officeooo:rsid="01c035ef" style:font-weight-asian="bold" style:font-weight-complex="bold"/>
    </style:style>
    <style:style style:name="T14" style:family="text">
      <style:text-properties fo:font-weight="bold" officeooo:rsid="01de846c" style:font-weight-asian="bold" style:font-weight-complex="bold"/>
    </style:style>
    <style:style style:name="T15" style:family="text">
      <style:text-properties fo:font-weight="bold" officeooo:rsid="01e0dc03" style:font-weight-asian="bold" style:font-weight-complex="bold"/>
    </style:style>
    <style:style style:name="T16" style:family="text">
      <style:text-properties fo:font-weight="bold" officeooo:rsid="01e73c12" style:font-weight-asian="bold" style:font-weight-complex="bold"/>
    </style:style>
    <style:style style:name="T17" style:family="text">
      <style:text-properties fo:font-weight="bold" officeooo:rsid="01e8f9a4" style:font-weight-asian="bold" style:font-weight-complex="bold"/>
    </style:style>
    <style:style style:name="T18" style:family="text">
      <style:text-properties fo:font-weight="bold" officeooo:rsid="01e90571" style:font-weight-asian="bold" style:font-weight-complex="bold"/>
    </style:style>
    <style:style style:name="T19" style:family="text">
      <style:text-properties fo:font-weight="bold" officeooo:rsid="01ec5edc" style:font-weight-asian="bold" style:font-weight-complex="bold"/>
    </style:style>
    <style:style style:name="T20" style:family="text">
      <style:text-properties fo:font-weight="bold" officeooo:rsid="01edbd23" style:font-weight-asian="bold" style:font-weight-complex="bold"/>
    </style:style>
    <style:style style:name="T21" style:family="text">
      <style:text-properties fo:font-weight="bold" officeooo:rsid="01eeb9da" style:font-weight-asian="bold" style:font-weight-complex="bold"/>
    </style:style>
    <style:style style:name="T22" style:family="text">
      <style:text-properties fo:font-weight="bold" officeooo:rsid="01eff111" style:font-weight-asian="bold" style:font-weight-complex="bold"/>
    </style:style>
    <style:style style:name="T23" style:family="text">
      <style:text-properties fo:font-weight="bold" officeooo:rsid="01f669ef" style:font-weight-asian="bold" style:font-weight-complex="bold"/>
    </style:style>
    <style:style style:name="T24" style:family="text">
      <style:text-properties fo:font-weight="bold" officeooo:rsid="01f2a2b2" style:font-weight-asian="bold" style:font-weight-complex="bold"/>
    </style:style>
    <style:style style:name="T25" style:family="text">
      <style:text-properties fo:font-weight="bold" officeooo:rsid="01f74718"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17c1f14" style:font-weight-asian="normal" style:font-weight-complex="normal"/>
    </style:style>
    <style:style style:name="T28" style:family="text">
      <style:text-properties fo:font-weight="normal" officeooo:rsid="01a9d703" style:font-weight-asian="normal" style:font-weight-complex="normal"/>
    </style:style>
    <style:style style:name="T29" style:family="text">
      <style:text-properties fo:font-weight="normal" officeooo:rsid="01e0dc03" style:font-weight-asian="normal" style:font-weight-complex="normal"/>
    </style:style>
    <style:style style:name="T30" style:family="text">
      <style:text-properties fo:font-weight="normal" officeooo:rsid="01de846c" style:font-weight-asian="normal" style:font-weight-complex="normal"/>
    </style:style>
    <style:style style:name="T31" style:family="text">
      <style:text-properties fo:font-weight="normal" officeooo:rsid="01e3a80f" style:font-weight-asian="normal" style:font-weight-complex="normal"/>
    </style:style>
    <style:style style:name="T32" style:family="text">
      <style:text-properties fo:font-weight="normal" officeooo:rsid="01e73c12" style:font-weight-asian="normal" style:font-weight-complex="normal"/>
    </style:style>
    <style:style style:name="T33" style:family="text">
      <style:text-properties fo:font-weight="normal" officeooo:rsid="01eeb9da" style:font-weight-asian="normal" style:font-weight-complex="normal"/>
    </style:style>
    <style:style style:name="T34" style:family="text">
      <style:text-properties fo:font-weight="normal" officeooo:rsid="01eff111" style:font-weight-asian="normal" style:font-weight-complex="normal"/>
    </style:style>
    <style:style style:name="T35" style:family="text">
      <style:text-properties fo:font-weight="normal" officeooo:rsid="01f3aaa6" style:font-weight-asian="normal" style:font-weight-complex="normal"/>
    </style:style>
    <style:style style:name="T36" style:family="text">
      <style:text-properties fo:font-weight="normal" officeooo:rsid="01f43f80" style:font-weight-asian="normal" style:font-weight-complex="normal"/>
    </style:style>
    <style:style style:name="T37" style:family="text">
      <style:text-properties fo:font-weight="normal" officeooo:rsid="01f49a4b" style:font-weight-asian="normal" style:font-weight-complex="normal"/>
    </style:style>
    <style:style style:name="T38" style:family="text">
      <style:text-properties fo:font-weight="normal" officeooo:rsid="01f669ef" style:font-weight-asian="normal" style:font-weight-complex="normal"/>
    </style:style>
    <style:style style:name="T39" style:family="text">
      <style:text-properties fo:font-weight="normal" officeooo:rsid="01f69c2a" style:font-weight-asian="normal" style:font-weight-complex="normal"/>
    </style:style>
    <style:style style:name="T40" style:family="text">
      <style:text-properties fo:font-weight="normal" officeooo:rsid="01f2a2b2" style:font-weight-asian="normal" style:font-weight-complex="normal"/>
    </style:style>
    <style:style style:name="T41" style:family="text">
      <style:text-properties fo:font-weight="normal" officeooo:rsid="01f74718" style:font-weight-asian="normal" style:font-weight-complex="normal"/>
    </style:style>
    <style:style style:name="T42" style:family="text">
      <style:text-properties fo:font-weight="normal" officeooo:rsid="01f8175e" style:font-weight-asian="normal" style:font-weight-complex="normal"/>
    </style:style>
    <style:style style:name="T43" style:family="text">
      <style:text-properties fo:font-weight="normal" officeooo:rsid="01f8ca65" style:font-weight-asian="normal" style:font-weight-complex="normal"/>
    </style:style>
    <style:style style:name="T44" style:family="text">
      <style:text-properties fo:font-weight="normal" officeooo:rsid="01f9b6b1" style:font-weight-asian="normal" style:font-weight-complex="normal"/>
    </style:style>
    <style:style style:name="T45" style:family="text">
      <style:text-properties officeooo:rsid="00e51007"/>
    </style:style>
    <style:style style:name="T46" style:family="text">
      <style:text-properties officeooo:rsid="01548716"/>
    </style:style>
    <style:style style:name="T47" style:family="text">
      <style:text-properties officeooo:rsid="01dc88ca"/>
    </style:style>
    <style:style style:name="T48" style:family="text">
      <style:text-properties officeooo:rsid="01e59bb0"/>
    </style:style>
    <style:style style:name="T49" style:family="text">
      <style:text-properties officeooo:rsid="01e73c12"/>
    </style:style>
    <style:style style:name="T50" style:family="text">
      <style:text-properties style:font-name="Liberation Serif1" fo:font-size="12pt" fo:font-weight="normal" style:font-size-asian="12pt" style:font-weight-asian="normal" style:font-size-complex="12pt" style:font-weight-complex="normal"/>
    </style:style>
    <style:style style:name="T51" style:family="text">
      <style:text-properties style:font-name="Liberation Serif1" fo:font-size="12pt" fo:font-weight="normal" officeooo:rsid="01eff111" style:font-size-asian="12pt" style:font-weight-asian="normal" style:font-size-complex="12pt" style:font-weight-complex="normal"/>
    </style:style>
    <style:style style:name="T52" style:family="text">
      <style:text-properties style:font-name="Liberation Serif1" fo:font-size="12pt" fo:font-weight="normal" officeooo:rsid="01e0dc03" style:font-size-asian="12pt" style:font-weight-asian="normal" style:font-size-complex="12pt" style:font-weight-complex="normal"/>
    </style:style>
    <style:style style:name="T53" style:family="text">
      <style:text-properties style:font-name="Liberation Serif1" fo:font-size="12pt" fo:font-weight="normal" officeooo:rsid="01f2a2b2" style:font-size-asian="12pt" style:font-weight-asian="normal" style:font-size-complex="12pt" style:font-weight-complex="normal"/>
    </style:style>
    <style:style style:name="T54" style:family="text">
      <style:text-properties style:font-name="Liberation Serif1" fo:font-size="12pt" fo:font-weight="normal" officeooo:rsid="01f69c2a" style:font-size-asian="12pt" style:font-weight-asian="normal" style:font-size-complex="12pt" style:font-weight-complex="normal"/>
    </style:style>
    <style:style style:name="T55" style:family="text">
      <style:text-properties style:font-name="Liberation Serif1" fo:font-size="12pt" style:font-size-asian="12pt" style:font-size-complex="12pt"/>
    </style:style>
    <style:style style:name="T56" style:family="text">
      <style:text-properties style:font-name="Liberation Serif1" fo:font-size="12pt" officeooo:rsid="01f69c2a" style:font-size-asian="12pt" style:font-size-complex="12pt"/>
    </style:style>
    <style:style style:name="T57" style:family="text">
      <style:text-properties style:font-name="Liberation Serif1" fo:font-size="12pt" officeooo:rsid="01f74718" style:font-size-asian="12pt" style:font-size-complex="12pt"/>
    </style:style>
    <style:style style:name="T58" style:family="text">
      <style:text-properties style:font-name="Liberation Serif1" fo:font-size="12pt" officeooo:rsid="01f8ca65" style:font-size-asian="12pt" style:font-size-complex="12pt"/>
    </style:style>
    <style:style style:name="T59" style:family="text">
      <style:text-properties style:font-name="Liberation Serif1" fo:font-size="12pt" fo:font-weight="bold" officeooo:rsid="01f69c2a" style:font-size-asian="12pt" style:font-weight-asian="bold" style:font-size-complex="12pt" style:font-weight-complex="bold"/>
    </style:style>
    <style:style style:name="T60" style:family="text">
      <style:text-properties style:font-name="Liberation Serif1" fo:font-size="12pt" fo:font-weight="bold" officeooo:rsid="01f74718" style:font-size-asian="12pt" style:font-weight-asian="bold" style:font-size-complex="12pt" style:font-weight-complex="bold"/>
    </style:style>
    <style:style style:name="T61" style:family="text">
      <style:text-properties fo:language="fr" fo:country="FR" fo:font-weight="normal" officeooo:rsid="01f8ca65"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47">14 December</text:span> 201<text:span text:style-name="T46">6</text:span> transmission <text:span text:style-name="T47">15/16 December</text:span> 201<text:span text:style-name="T46">6<text:line-break/>Recording Carts: <text:s text:c="29"/>Our Carts: </text:span></text:p>
      <text:p text:style-name="P9"><text:span text:style-name="T2">[0]</text:span><text:span text:style-name="T45"> So we're IT Stuff, the programme that knows how to spell program, and a big Hello to everybody who's irritated by sentences that start with So. So it's December 2016 and with me today is Kriss, and Stephane, and Shi, but not Dick, he’s come back from honeymoon but he’s put his back out and his joystick’s broken. Get well soon Dick and thank you for the gift of comedy.</text:span></text:p>
      <text:p text:style-name="P10"><text:span text:style-name="T14">[2 </text:span><text:span text:style-name="T19">Min</text:span><text:span text:style-name="T14">]</text:span><text:span text:style-name="T30"> </text:span><text:span text:style-name="T35">Let's start with business news, there's a great new opportunity for all you listeners to save lots of money with the Popcorn Time ransomware. For avoidance of doubt it's nothing to do with the other Popcorn Time, it's malware, it scrambles all the stuff on your computer and blackmails you for money to descramble it again. That's a thing these days right? but this one's a bit different, Popcorn Time actually offers you </text:span><text:span text:style-name="T36">100%</text:span><text:span text:style-name="T35"> discount on the ransom if you </text:span><text:span text:style-name="T36">infect two friends. Yay!</text:span></text:p>
      <text:p text:style-name="P11"><text:span text:style-name="T36">S</text:span><text:span text:style-name="T26">eriously for a moment, ransomware is a big problem. It took out the NHS in Lincolnshire the other month. What can people do about it practically?</text:span></text:p>
      <text:p text:style-name="P4">[5 Min]<text:span text:style-name="T26"> Another modern plague is </text:span><text:span text:style-name="T41">the Internet of Insecure Things</text:span><text:span text:style-name="T26">. Talk Talk's attitude to security was nicely illustrated </text:span><text:span text:style-name="T41">by </text:span><text:span text:style-name="T43">their customers’ routers getting pwned. </text:span></text:p>
      <text:p text:style-name="P14"><text:span text:style-name="T24">[</text:span><text:span text:style-name="T25">8</text:span><text:span text:style-name="T24"> Min]</text:span><text:span text:style-name="T40"> </text:span><text:span text:style-name="T39">Maybe you remember last month Facebook accidentally declared Mark Zuckerberg dead and put his account into In Memoriam mode, well here's another one for our collection, cos this month Twitter accidentally banned its own CEO Jack Dorsey. </text:span><text:span text:style-name="T41">They unbanned him straight away but it cost him 700,000 followers. </text:span><text:span text:style-name="T39">But that's not bug of the month, we've got a better one... </text:span><text:span text:style-name="T54">The FAA is reportedly requiring airlines to reboot Boeing Dreamliners at an </text:span><text:span text:style-name="T55">interval "not to exceed 21 days" to prevent disasters. </text:span><text:span text:style-name="T56">People who know guess that this is a bug in the </text:span><text:span text:style-name="T55">Windows GetTickCount function</text:span><text:span text:style-name="T56">s cos the number of milliseconds in 24.8 days overflows a</text:span><text:span text:style-name="T55"> 32-bit signed integer. </text:span><text:span text:style-name="T56">The bug's been in the Dreamliner since the first one rolled off the production line two years ago, they expect the bug to be fixed in the second half of 2017. </text:span><text:span text:style-name="T57">H</text:span><text:span text:style-name="T56">appy landings.</text:span></text:p>
      <text:p text:style-name="P18"><text:span text:style-name="T59">[</text:span><text:span text:style-name="T60">12 Min]</text:span><text:span text:style-name="T57"> Also from the nightmare department, the Snoopers Charter is now law, allowing even the Food Standards Agency to poke into your browser history and see who you've been emailing. But it's not just the government who's snooping on you. Turns out that Uber employees in the States have been abusing the company's systems to spy on customers for the lulz. </text:span><text:span text:style-name="T55">high-profile politicians, celebrities, personal acquaintances, </text:span><text:span text:style-name="T57">partners and </text:span><text:span text:style-name="T55">exes </text:span><text:span text:style-name="T57">and</text:span><text:span text:style-name="T55"> Beyoncé’. </text:span></text:p>
      <text:p text:style-name="P19"><text:span text:style-name="T55">And now it’s time for Tweet of the Month! and here’s Stephane to read it for us:</text:span></text:p>
      <text:p text:style-name="P20"><text:span text:style-name="T58">It’s from @ThibaultT: “</text:span><text:span text:style-name="T55">Putain de systemd de merde ! Chaque système que j'upgrade et qui intègre systemd, finit en vrac. Su-per. Et "journalctl -xe" ... wtf ?!</text:span><text:span text:style-name="T58">”</text:span></text:p>
      <text:p text:style-name="P21"><text:span text:style-name="T6">[</text:span><text:span text:style-name="T10">1</text:span><text:span text:style-name="T20">4</text:span><text:span text:style-name="T10"> Min]</text:span><text:span text:style-name="T27"> </text:span><text:bookmark text:name="result_box"/><text:span text:style-name="T61">Vous écoutez / y</text:span><text:span text:style-name="T29">ou are listening to IT Stuff on BCB Radio 106.6 FM. </text:span><text:span text:style-name="T34">Or maybe on the Listen Live radioplayer that me and Shi are going to upgrade to html5 this afternoon. No more Flash! Yay! Flash is on its way out, n</text:span><text:span text:style-name="T51">obody likes it. </text:span><text:span text:style-name="T53">Google's Chrome browser is going to have it off by default. </text:span><text:span text:style-name="T51">Did you see the headline in the Register last week? “Google proudly regards dented shovel as Flash lies supine on the floor. </text:span><text:span text:style-name="T50">'We'll be back', Choc Factory devs growl at listless body</text:span><text:span text:style-name="T51">”</text:span></text:p>
      <text:p text:style-name="P8"><text:span text:style-name="T51">So anyway i</text:span><text:span text:style-name="T52">t's time for Shi's World o</text:span><text:span text:style-name="T29">f Stuff! </text:span><text:span text:style-name="T15">[</text:span><text:span text:style-name="T17">WORLDOFSTUFF.WAV</text:span><text:span text:style-name="T16">]</text:span><text:span text:style-name="T32"> </text:span><text:span text:style-name="T37">anything this month?</text:span></text:p>
      <text:p text:style-name="P16"><text:span text:style-name="T26">Here's Shi's World of Stuff, sponsored by Kriss: </text:span><text:span text:style-name="T42">https://getremarkable.com/</text:span><text:span text:style-name="T44"> this is an epaper thing</text:span></text:p>
      <text:p text:style-name="P17"><text:span text:style-name="T26">And see two seconds into the future https://www.youtube.com/watch?v=Pt1W_v-yQhw -- </text:span><text:span text:style-name="T44">artificial intelligence trained on a pile of videos and it generates “whats coming next”. </text:span><text:span text:style-name="T37">It comes out ghosty and yucky and melty-looking but </text:span><text:span text:style-name="T26">one day soon...!</text:span></text:p>
      <text:p text:style-name="P13"><text:span text:style-name="T16">[</text:span><text:span text:style-name="T22">18 Min] So, </text:span><text:span text:style-name="T34">moving on, let's give a to the Bradford Coder Dojo which will be starting up again in January. </text:span><text:span text:style-name="T37">This is a Saturday Morning thing for kids who like to code, our own Kriss and Shi are involved. Next one is 28 January. it's at the Innovation Centre in Little Germany. Free Refreshments! </text:span><text:span text:style-name="T38">it's for</text:span><text:span text:style-name="T37"> any child in KS2 and KS3 and KS4 but is limited to 30 students. </text:span><text:span text:style-name="T38">B</text:span><text:span text:style-name="Strong_20_Emphasis"><text:span text:style-name="T37">ring </text:span></text:span><text:span text:style-name="Strong_20_Emphasis"><text:span text:style-name="T38">a</text:span></text:span><text:span text:style-name="Strong_20_Emphasis"><text:span text:style-name="T37"> lap</text:span></text:span><text:span text:style-name="Strong_20_Emphasis"><text:span text:style-name="T38">pie and bring</text:span></text:span><text:span text:style-name="Strong_20_Emphasis"><text:span text:style-name="T37"> an adult</text:span></text:span><text:span text:style-name="Strong_20_Emphasis"><text:span text:style-name="T38"> and y</text:span></text:span><text:span text:style-name="Strong_20_Emphasis"><text:span text:style-name="T37">ou need to register at http://www.ticbradford.com/coderdojo</text:span></text:span></text:p>
      <text:p text:style-name="P2"><text:soft-page-break/>[<text:span text:style-name="T49">21</text:span> Min]<text:span text:style-name="T26"> </text:span><text:span text:style-name="T31">And now </text:span><text:span text:style-name="T33">it's time for</text:span><text:span text:style-name="T31"> Youtube Channel of the Month. </text:span><text:span text:style-name="T48">[YOUPOOP.WAV]</text:span></text:p>
      <text:p text:style-name="P12"><text:span text:style-name="T32">B</text:span><text:span text:style-name="T26">ig Clive Dot Com </text:span><text:span text:style-name="T38">is where Big Clive dissects electronic things. He takes them apart and explains how they work, things like surge protector sockets and gadgets from the pound shop and big scary cctv thing</text:span><text:span text:style-name="T41">s</text:span><text:span text:style-name="T38"> from the nineteen seventies. </text:span></text:p>
      <text:p text:style-name="P12"><text:span text:style-name="T38">The best bits are where he discovers something unsafe </text:span><text:span text:style-name="T23">[BIGCLIVE.WAV]</text:span><text:span text:style-name="T38">. </text:span><text:span text:style-name="T32">Y</text:span><text:span text:style-name="T26">ou can find Big Clive by googling for Big Clive. Funny how that works innit.</text:span></text:p>
      <text:p text:style-name="P15">In other Youtube news a lot of big names are upset cos they've been downgraded in the recommendation things. This hits them where it hurts, money and vanity. PewDiePie threatened to delete his channel if nothing was done. Well nothing was done so did he delete his channel? He deleted his second channel. You know, like his Xtra Factor thing. Wimp.</text:p>
      <text:p text:style-name="P7"><text:span text:style-name="T9">[</text:span><text:span text:style-name="T11">2</text:span><text:span text:style-name="T21">5</text:span><text:span text:style-name="T13"> </text:span><text:span text:style-name="T11">Min]</text:span><text:span text:style-name="T28"> </text:span><text:span text:style-name="T34">That's about it for the Solstice Edition of IT Stuff, just a reminder we're not just an obscure radio programme, we're also an obscure website at itstuff.org.uk, and from there you can find our obscure youtube experience and obscure twitters.</text:span></text:p>
      <text:p text:style-name="P6"><text:span text:style-name="T6">[</text:span><text:span text:style-name="T1">2</text:span><text:span text:style-name="T11">5</text:span><text:span text:style-name="T1"> min </text:span><text:span text:style-name="T21">52</text:span><text:span text:style-name="T7"> sec</text:span><text:span text:style-name="T1">] </text:span><text:span text:style-name="T21">DEC</text:span><text:span text:style-name="T12">MUSIC</text:span><text:span text:style-name="T11">.WAV</text:span><text:span text:style-name="T1"> </text:span><text:span text:style-name="T8">[</text:span><text:span text:style-name="T11">4</text:span><text:span text:style-name="T8"> min </text:span><text:span text:style-name="T21">00 sec exactly</text:span><text:span text:style-name="T8">]</text:span></text:p>
      <text:p text:style-name="P5"><text:span text:style-name="T3">[29 min 5</text:span><text:span text:style-name="T4">2</text:span><text:span text:style-name="T3"> sec] end</text:span></text:p>
      <text:p text:style-name="P8"><text:span text:style-name="T3">M</text:span><text:span text:style-name="T5">usicstuffs:<text:line-break/></text:span><text:span text:style-name="T21">Do They Know It's Christma</text:span><text:span text:style-name="T17">s by </text:span><text:span text:style-name="T21">Richard Cheese<text:line-break/>https://www.youtube.com/watch?v=4ehSjOPsjvc</text:span><text:span text:style-name="T18"><text:line-break/></text:span><text:span text:style-name="T21">It's Beginning To Look A Lot Like Christmas by Shittyfluted<text:line-break/>https://www.youtube.com/watch?v=P94GWpPS_oQ</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12-14T15:18:09.464492193</dc:date>
    <meta:editing-duration>PT12H6M</meta:editing-duration>
    <meta:editing-cycles>88</meta:editing-cycles>
    <meta:generator>LibreOffice/5.2.1.2$Linux_X86_64 LibreOffice_project/20m0$Build-2</meta:generator>
    <meta:document-statistic meta:table-count="0" meta:image-count="0" meta:object-count="0" meta:page-count="2" meta:paragraph-count="22" meta:word-count="937" meta:character-count="5540" meta:non-whitespace-character-count="4592"/>
  </office:meta>
</office:document-meta>
</file>